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Funkcja</text:p>
          </table:table-cell>
          <table:table-cell table:style-name="ce1" office:value-type="string" calcext:value-type="string">
            <text:p>Metoda</text:p>
          </table:table-cell>
          <table:table-cell table:style-name="ce1" office:value-type="string" calcext:value-type="string">
            <text:p>Liczba iteracji</text:p>
          </table:table-cell>
          <table:table-cell table:style-name="ce1" office:value-type="string" calcext:value-type="string">
            <text:p>Wywołania funkcji</text:p>
          </table:table-cell>
          <table:table-cell table:style-name="ce1" office:value-type="string" calcext:value-type="string">
            <text:p>Znaleziony pierwiastek</text:p>
          </table:table-cell>
          <table:table-cell table:style-name="ce1" office:value-type="string" calcext:value-type="string">
            <text:p>Czy jest to zero?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sin(x) – x/2</text:p>
          </table:table-cell>
          <table:table-cell office:value-type="string" calcext:value-type="string">
            <text:p>bisekc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x * exp(-x)</text:p>
          </table:table-cell>
          <table:table-cell office:value-type="string" calcext:value-type="string">
            <text:p>bisekc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Newton Baffler</text:p>
          </table:table-cell>
          <table:table-cell office:value-type="string" calcext:value-type="string">
            <text:p>bisekcji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table:style-name="ce2" office:value-type="string" calcext:value-type="string" table:number-columns-spanned="4" table:number-rows-spanned="1">
            <text:p>metoda rozbieżna, otrzymano NaN w pierwszej iteracji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.25" calcext:value-type="float">
            <text:p>6,25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the Repeller</text:p>
          </table:table-cell>
          <table:table-cell office:value-type="string" calcext:value-type="string">
            <text:p>bisekc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la startu z 0,09; dla 0,1 pojawia się NaN, a dla większych argumentów znajduje punkty o bardzo dużej wartości x, które nie są zerami tej funkcji</text:p>
          </table:table-cell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ylko dla startu z wartości bliskich 0, dla innych znajduje duże x, jak dla metody Halley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the Camel</text:p>
          </table:table-cell>
          <table:table-cell office:value-type="string" calcext:value-type="string">
            <text:p>bisekcji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-0.153480494812699" calcext:value-type="float">
            <text:p>-0,1534804948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153480494812699" calcext:value-type="float">
            <text:p>-0,1534804948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0.153480494812699" calcext:value-type="float">
            <text:p>-0,1534804948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cos(100x) – 4erf(30x – 10)</text:p>
          </table:table-cell>
          <table:table-cell office:value-type="string" calcext:value-type="string">
            <text:p>bisekcji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0.331866033574563" calcext:value-type="float">
            <text:p>0,3318660336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lleya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331866033574562" calcext:value-type="float">
            <text:p>0,331866033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dla punktu startowego 0.3, dla innych metoda rozbieżna</text:p>
          </table:table-cell>
        </table:table-row>
        <table:table-row table:style-name="ro1">
          <table:covered-table-cell/>
          <table:table-cell office:value-type="string" calcext:value-type="string">
            <text:p>sieczny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31866033574562" calcext:value-type="float">
            <text:p>0,331866033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ylko dla punktu startowego bliskiego 0,33, dla innych znajduje duże wartości niebędące zerami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8:31:46.166663672</meta:creation-date>
    <dc:date>2019-05-11T19:48:31.659138722</dc:date>
    <meta:editing-duration>PT1H6M8S</meta:editing-duration>
    <meta:editing-cycles>12</meta:editing-cycles>
    <meta:generator>LibreOffice/5.1.6.2$Linux_X86_64 LibreOffice_project/10m0$Build-2</meta:generator>
    <meta:document-statistic meta:table-count="1" meta:cell-count="103" meta:object-count="0"/>
  </office:meta>
</office:document-meta>
</file>